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bold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8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4pt" fo:letter-spacing="normal" fo:font-style="normal" fo:font-weight="normal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070378"/>
    </style:style>
    <style:style style:name="T3" style:family="text">
      <style:text-properties style:font-name="Courier New" style:text-underline-style="solid" style:text-underline-width="auto" style:text-underline-color="font-color" fo:font-weight="bold"/>
    </style:style>
    <style:style style:name="T4" style:family="text">
      <style:text-properties style:font-name="Courier New" style:text-underline-style="solid" style:text-underline-width="auto" style:text-underline-color="font-color" fo:font-weight="bold" officeooo:rsid="00070378"/>
    </style:style>
    <style:style style:name="T5" style:family="text">
      <style:text-properties officeooo:rsid="00070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MPSC382 Assignment Information Sheet</text:p>
      <text:p text:style-name="P2">You must submit an information sheet with every assignment.</text:p>
      <text:p text:style-name="P1"><text:span text:style-name="T1">Name:</text:span><text:span text:style-name="T3">_______</text:span><text:span text:style-name="T4">Gary Miller</text:span><text:span text:style-name="T3">____</text:span><text:span text:style-name="T1"> Assignment #:</text:span> <text:span text:style-name="T3">___</text:span><text:span text:style-name="T4">Lab 8</text:span><text:span text:style-name="T3">_____</text:span></text:p>
      <text:p text:style-name="P1"><text:span text:style-name="T1">Program Due Date:</text:span> <text:span text:style-name="T1">____</text:span><text:span text:style-name="T2">12-15-15</text:span><text:span text:style-name="T1">___________________</text:span></text:p>
      <text:p text:style-name="P1"><text:span text:style-name="T1">Handed in Date:</text:span> <text:span text:style-name="T1">______</text:span><text:span text:style-name="T2">12-15-15</text:span><text:span text:style-name="T1">_________________ </text:span></text:p>
      <text:p text:style-name="P2">JDK Version: _______________________</text:p>
      <text:p text:style-name="P2">Source code file name(s):</text:p>
      <text:p text:style-name="P2">___<text:span text:style-name="T5">Lab8DataSet1.pde____________________</text:span></text:p>
      <text:p text:style-name="P2">Compiled (.jar or .class) file name(s): ________________________<text:span text:style-name="T5">N/A</text:span>_________________________</text:p>
      <text:p text:style-name="P1"><text:span text:style-name="T1">Does your program compile without error?:</text:span> <text:span text:style-name="T1">___</text:span><text:span text:style-name="T2">YES</text:span><text:span text:style-name="T1">__________ </text:span></text:p>
      <text:p text:style-name="P2">If not, what is/are the error(s)?:</text:p>
      <text:p text:style-name="P2">__________________________________________________________</text:p>
      <text:p text:style-name="P2">__________________________________________________________</text:p>
      <text:p text:style-name="P1"><text:span text:style-name="T1">Does your program run without error?:</text:span> <text:span text:style-name="T1">____</text:span><text:span text:style-name="T2">YES</text:span><text:span text:style-name="T1">_________ </text:span></text:p>
      <text:p text:style-name="P2">If not, what is/are the error(s) and which parts of your program run correctly?:</text:p>
      <text:p text:style-name="P2">__________________________________________________________</text:p>
      <text:p text:style-name="P3">___________________________________________________________</text:p>
      <text:p text:style-name="P3">___________________________________________________________</text:p>
      <text:p text:style-name="P2">Additional comments (including problems and extra credit):</text:p>
      <text:p text:style-name="P3">__<text:span text:style-name="T5">Code eventually got very messy and tedious, but ultimately works</text:span>________________________________________________</text:p>
      <text:p text:style-name="P3">___________________________________________________________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7:27:11.578590734</meta:creation-date>
    <dc:date>2015-12-08T17:29:47.416987414</dc:date>
    <meta:editing-duration>P0D</meta:editing-duration>
    <meta:editing-cycles>1</meta:editing-cycles>
    <meta:document-statistic meta:table-count="0" meta:image-count="0" meta:object-count="0" meta:page-count="1" meta:paragraph-count="21" meta:word-count="99" meta:character-count="1191" meta:non-whitespace-character-count="1110"/>
    <meta:generator>LibreOffice/4.2.8.2$Linux_X86_64 LibreOffice_project/420m0$Build-2</meta:generator>
  </office:meta>
</office:document-meta>
</file>